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63e" officeooo:paragraph-rsid="0016b63e"/>
    </style:style>
    <style:style style:name="P2" style:family="paragraph" style:parent-style-name="Standard">
      <style:text-properties officeooo:rsid="0019286a" officeooo:paragraph-rsid="0019286a"/>
    </style:style>
    <style:style style:name="P3" style:family="paragraph" style:parent-style-name="Standard">
      <style:text-properties officeooo:rsid="001aa0fd" officeooo:paragraph-rsid="001aa0fd"/>
    </style:style>
    <style:style style:name="P4" style:family="paragraph" style:parent-style-name="Standard">
      <style:text-properties officeooo:rsid="0016b63e" officeooo:paragraph-rsid="0016b63e"/>
    </style:style>
    <style:style style:name="P5" style:family="paragraph" style:parent-style-name="Standard">
      <style:text-properties officeooo:rsid="0016b63e" officeooo:paragraph-rsid="001aa0fd"/>
    </style:style>
    <style:style style:name="P6" style:family="paragraph" style:parent-style-name="Standard">
      <style:text-properties officeooo:rsid="001beae0" officeooo:paragraph-rsid="001beae0"/>
    </style:style>
    <style:style style:name="P7" style:family="paragraph" style:parent-style-name="Standard">
      <style:text-properties officeooo:rsid="001aa0fd" officeooo:paragraph-rsid="001aa0fd"/>
    </style:style>
    <style:style style:name="P8" style:family="paragraph" style:parent-style-name="Standard">
      <style:text-properties officeooo:rsid="001aa0fd" officeooo:paragraph-rsid="001c829f"/>
    </style:style>
    <style:style style:name="P9" style:family="paragraph" style:parent-style-name="Standard">
      <style:text-properties officeooo:rsid="0019286a" officeooo:paragraph-rsid="0019286a"/>
    </style:style>
    <style:style style:name="P10" style:family="paragraph" style:parent-style-name="Standard">
      <style:text-properties officeooo:rsid="001f628a" officeooo:paragraph-rsid="001f628a"/>
    </style:style>
    <style:style style:name="T1" style:family="text">
      <style:text-properties officeooo:rsid="0019286a"/>
    </style:style>
    <style:style style:name="T2" style:family="text">
      <style:text-properties officeooo:rsid="00194b33"/>
    </style:style>
    <style:style style:name="T3" style:family="text">
      <style:text-properties officeooo:rsid="001aa0fd"/>
    </style:style>
    <style:style style:name="T4" style:family="text">
      <style:text-properties officeooo:rsid="001c829f"/>
    </style:style>
    <style:style style:name="T5" style:family="text">
      <style:text-properties officeooo:rsid="001dc6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World Assignment</text:p>
      <text:p text:style-name="P1"/>
      <text:p text:style-name="P1">Host on the web – <text:span text:style-name="T3">(Need to get a host and start testing the code on the site)</text:span></text:p>
      <text:p text:style-name="P1">upload the source to github</text:p>
      <text:p text:style-name="P1"/>
      <text:p text:style-name="P1">- Registration Form <text:span text:style-name="T2">(HTML)</text:span></text:p>
      <text:p text:style-name="P1"><text:tab/>First Name</text:p>
      <text:p text:style-name="P1"><text:tab/>Last Name</text:p>
      <text:p text:style-name="P1"><text:tab/>Address1</text:p>
      <text:p text:style-name="P1"><text:tab/>Address2</text:p>
      <text:p text:style-name="P1"><text:tab/>City</text:p>
      <text:p text:style-name="P1"><text:tab/>State</text:p>
      <text:p text:style-name="P1"><text:tab/>Zip (Length 5 or 9)</text:p>
      <text:p text:style-name="P1"><text:tab/>Country (United States Only)</text:p>
      <text:p text:style-name="P3">COMPLETE</text:p>
      <text:p text:style-name="P3"><text:tab/>-Validation is good to go</text:p>
      <text:p text:style-name="P8"><text:tab/>-Submission of form to php and then to MySQL Database</text:p>
      <text:p text:style-name="P5"><text:tab/>-<text:span text:style-name="T4">Redirect to confirmation page complete</text:span></text:p>
      <text:p text:style-name="P1"/>
      <text:p text:style-name="P1">- Confirmation page <text:span text:style-name="T1">(HTML)</text:span></text:p>
      <text:p text:style-name="P1"><text:tab/>Shows up after the Registration page is successful</text:p>
      <text:p text:style-name="P6">COMPLETE</text:p>
      <text:p text:style-name="P6"><text:tab/>-<text:span text:style-name="T4">page complete</text:span></text:p>
      <text:p text:style-name="P6"><text:tab/>-<text:span text:style-name="T4">redirect link working.</text:span></text:p>
      <text:p text:style-name="P1"/>
      <text:p text:style-name="P1"/>
      <text:p text:style-name="P1">- Registration User Report <text:span text:style-name="T1">(HTML)</text:span></text:p>
      <text:p text:style-name="P1"><text:tab/>Gives a database readout of all the registrations that are made</text:p>
      <text:p text:style-name="P10">COMPLETE</text:p>
      <text:p text:style-name="P1"/>
      <text:p text:style-name="P1"/>
      <text:p text:style-name="P2">Database (PHP &amp; MySQL)</text:p>
      <text:p text:style-name="P2"><text:tab/>-<text:span text:style-name="T5">Client side validation COMPLETE</text:span></text:p>
      <text:p text:style-name="P2"><text:tab/>-<text:span text:style-name="T5">Server side validation COMPLETE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Kolean</meta:initial-creator>
    <meta:creation-date>2014-07-08T16:15:16.109000000</meta:creation-date>
    <dc:date>2014-07-09T21:11:56.558000000</dc:date>
    <dc:creator>Ryan Kolean</dc:creator>
    <meta:editing-duration>PT18H59M13S</meta:editing-duration>
    <meta:editing-cycles>7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28" meta:word-count="113" meta:character-count="696" meta:non-whitespace-character-count="591"/>
  </office:meta>
</office:document-meta>
</file>